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-16941" calcext:value-type="float">
            <text:p>-16941</text:p>
          </table:table-cell>
          <table:table-cell/>
          <table:table-cell table:formula="of:=[.E73]-[.E72]" office:value-type="float" office:value="-20852" calcext:value-type="float">
            <text:p>-20852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18635" calcext:value-type="float">
            <text:p>18635</text:p>
          </table:table-cell>
          <table:table-cell/>
          <table:table-cell table:formula="of:=[.I74]-[.I73]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18635" calcext:value-type="float">
            <text:p>18635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18635" calcext:value-type="float">
            <text:p>18635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18635" calcext:value-type="float">
            <text:p>18635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18635" calcext:value-type="float">
            <text:p>18635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18635" calcext:value-type="float">
            <text:p>18635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18635" calcext:value-type="float">
            <text:p>18635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18635" calcext:value-type="float">
            <text:p>18635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18635" calcext:value-type="float">
            <text:p>18635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18635" calcext:value-type="float">
            <text:p>18635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18635" calcext:value-type="float">
            <text:p>18635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18635" calcext:value-type="float">
            <text:p>18635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18635" calcext:value-type="float">
            <text:p>18635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18635" calcext:value-type="float">
            <text:p>18635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18635" calcext:value-type="float">
            <text:p>18635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18635" calcext:value-type="float">
            <text:p>18635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18635" calcext:value-type="float">
            <text:p>18635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18635" calcext:value-type="float">
            <text:p>18635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18635" calcext:value-type="float">
            <text:p>18635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18635" calcext:value-type="float">
            <text:p>18635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18635" calcext:value-type="float">
            <text:p>18635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18635" calcext:value-type="float">
            <text:p>18635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18635" calcext:value-type="float">
            <text:p>18635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18635" calcext:value-type="float">
            <text:p>18635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18635" calcext:value-type="float">
            <text:p>18635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18635" calcext:value-type="float">
            <text:p>18635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18635" calcext:value-type="float">
            <text:p>18635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18635" calcext:value-type="float">
            <text:p>18635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18635" calcext:value-type="float">
            <text:p>18635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18635" calcext:value-type="float">
            <text:p>18635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18635" calcext:value-type="float">
            <text:p>18635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18635" calcext:value-type="float">
            <text:p>18635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18635" calcext:value-type="float">
            <text:p>18635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18635" calcext:value-type="float">
            <text:p>18635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18635" calcext:value-type="float">
            <text:p>18635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18635" calcext:value-type="float">
            <text:p>18635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9">00/00/0000</text:date>, <text:time style:data-style-name="N2" text:time-value="02:58:11.876184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8-09T02:58:39.768568666</dc:date>
    <meta:editing-cycles>84</meta:editing-cycles>
    <meta:editing-duration>P17DT7H29M47S</meta:editing-duration>
    <meta:generator>LibreOffice/6.0.3.2$Linux_X86_64 LibreOffice_project/00m0$Build-2</meta:generator>
    <meta:document-statistic meta:table-count="1" meta:cell-count="88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